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C2075_small" table:style-name="ta1">
        <table:shapes>
          <draw:frame draw:z-index="0" draw:style-name="gr1" svg:width="7.648in" svg:height="3.5398in" svg:x="3.0429in" svg:y="0.8929in">
            <draw:object draw:notify-on-update-of-ranges="C2075_small.A1:C2075_small.A1 C2075_small.A2:C2075_small.A13 C2075_small.B1:C2075_small.B1 C2075_small.B2:C2075_small.B13 C2075_small.A1:C2075_small.A1 C2075_small.A2:C2075_small.A13 C2075_small.C1:C2075_small.C1 C2075_small.C2:C2075_small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>
            <text:p>#nodes</text:p>
          </table:table-cell>
          <table:table-cell office:value-type="string">
            <text:p>CPU time</text:p>
          </table:table-cell>
          <table:table-cell office:value-type="string">
            <text:p>GPU 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.165947">
            <text:p>31.165947</text:p>
          </table:table-cell>
          <table:table-cell office:value-type="float" office:value="1.580099">
            <text:p>1.5800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.5871391296387">
            <text:p>15.5871391296</text:p>
          </table:table-cell>
          <table:table-cell office:value-type="float" office:value="0.824704170227051">
            <text:p>0.824704170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41579413414">
            <text:p>10.4157941341</text:p>
          </table:table-cell>
          <table:table-cell office:value-type="float" office:value="0.571299076080322">
            <text:p>0.57129907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.81170201301575">
            <text:p>7.811702013</text:p>
          </table:table-cell>
          <table:table-cell office:value-type="float" office:value="0.450329065322876">
            <text:p>0.450329065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.49366784095764">
            <text:p>6.493667841</text:p>
          </table:table-cell>
          <table:table-cell office:value-type="float" office:value="0.382569074630737">
            <text:p>0.38256907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41204500198364">
            <text:p>5.41204500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64646196365356">
            <text:p>4.646461963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05918192863464">
            <text:p>4.059181928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61140394210815">
            <text:p>3.611403942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2509069442749">
            <text:p>3.250906944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.97514081001282">
            <text:p>2.9751408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.83033990859985">
            <text:p>2.8303399086</text:p>
          </table:table-cell>
          <table:table-cell/>
        </table:table-row>
      </table:table>
      <table:table table:name="C2075_large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Mae</meta:initial-creator>
    <meta:creation-date>2013-01-30T02:27:18</meta:creation-date>
    <dc:date>2013-01-30T04:17:58</dc:date>
    <dc:creator>Marcus Mae</dc:creator>
    <meta:editing-duration>PT1H50M19S</meta:editing-duration>
    <meta:editing-cycles>5</meta:editing-cycles>
    <meta:generator>LibreOffice/3.5$Linux_X86_64 LibreOffice_project/350m1$Build-2</meta:generator>
    <meta:document-statistic meta:table-count="4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minimum="1" chart:maximum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style:rotation-angle="40"/>
      <style:graphic-properties svg:stroke-width="0.08cm" svg:stroke-color="#004586" draw:fill-color="#004586" dr3d:edge-rounding="5%"/>
      <style:text-properties fo:color="#004586" fo:font-size="10pt" style:font-size-asian="10pt" style:font-size-complex="10pt"/>
    </style:style>
    <style:style style:name="ch13" style:family="chart" style:data-style-name="N12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style:rotation-angle="40"/>
      <style:graphic-properties svg:stroke-width="0.08cm" svg:stroke-color="#ff420e" draw:fill-color="#ff420e" dr3d:edge-rounding="5%"/>
      <style:text-properties fo:color="#ff420e"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27cm" svg:height="8.992cm" xlink:href=".." xlink:type="simple" chart:class="chart:scatter" chart:style-name="ch1">
        <chart:title svg:x="2.182cm" svg:y="0.315cm" chart:style-name="ch2">
          <text:p>Filter matching benchmark for X = $((1024 * 1024 * 32)), H = $((1024 * 32))</text:p>
        </chart:title>
        <chart:subtitle svg:x="4.271cm" svg:y="1.273cm" chart:style-name="ch3">
          <text:p>CPU: Intel(R) Xeon(R) CPU X5670 @ 2.93GHz, GPU: NVIDIA Tesla M2070</text:p>
        </chart:subtitle>
        <chart:legend chart:legend-position="bottom" svg:x="7.084cm" svg:y="8.209cm" style:legend-expansion="wide" chart:style-name="ch4"/>
        <chart:plot-area chart:style-name="ch5" table:cell-range-address="C2075_small.A1:C2075_small.C13" chart:data-source-has-labels="row" svg:x="1.399cm" svg:y="2.192cm" svg:width="17.252cm" svg:height="4.713cm">
          <chartooo:coordinate-region svg:x="2.206cm" svg:y="2.391cm" svg:width="16.445cm" svg:height="3.867cm"/>
          <chart:axis chart:dimension="x" chart:name="primary-x" chart:style-name="ch6">
            <chart:title svg:x="4.657cm" svg:y="7.084cm" chart:style-name="ch7">
              <text:p>The number of MPI processes used (1 GPU per process)</text:p>
            </chart:title>
          </chart:axis>
          <chart:axis chart:dimension="y" chart:name="primary-y" chart:style-name="ch8">
            <chart:title svg:x="0.451cm" svg:y="6.232cm" chart:style-name="ch9">
              <text:p>Solution time, second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2075_small.B2:C2075_small.B13" chart:label-cell-address="C2075_small.B1:C2075_small.B1" chart:class="chart:scatter">
            <chart:domain table:cell-range-address="C2075_small.A2:C2075_small.A13"/>
            <chart:data-point chart:repeated="12"/>
          </chart:series>
          <chart:series chart:attached-axis="primary-y" chart:style-name="ch13" chart:values-cell-range-address="C2075_small.C2:C2075_small.C13" chart:label-cell-address="C2075_small.C1:C2075_small.C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time</text:p>
                <draw:g>
                  <svg:desc>C2075_small.B1:C2075_small.B1</svg:desc>
                </draw:g>
              </table:table-cell>
              <table:table-cell office:value-type="string">
                <text:p>GPU time</text:p>
                <draw:g>
                  <svg:desc>C2075_small.C1:C2075_smal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2075_small.A2:C2075_small.A13</svg:desc>
                </draw:g>
              </table:table-cell>
              <table:table-cell office:value-type="float" office:value="31.165947">
                <text:p>31.165947</text:p>
                <draw:g>
                  <svg:desc>C2075_small.B2:C2075_small.B13</svg:desc>
                </draw:g>
              </table:table-cell>
              <table:table-cell office:value-type="float" office:value="1.580099">
                <text:p>1.580099</text:p>
                <draw:g>
                  <svg:desc>C2075_small.C2:C2075_small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5871391296387">
                <text:p>15.5871391296387</text:p>
              </table:table-cell>
              <table:table-cell office:value-type="float" office:value="0.824704170227051">
                <text:p>0.824704170227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41579413414">
                <text:p>10.41579413414</text:p>
              </table:table-cell>
              <table:table-cell office:value-type="float" office:value="0.571299076080322">
                <text:p>0.571299076080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81170201301575">
                <text:p>7.81170201301575</text:p>
              </table:table-cell>
              <table:table-cell office:value-type="float" office:value="0.450329065322876">
                <text:p>0.45032906532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49366784095764">
                <text:p>6.49366784095764</text:p>
              </table:table-cell>
              <table:table-cell office:value-type="float" office:value="0.382569074630737">
                <text:p>0.382569074630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1204500198364">
                <text:p>5.41204500198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4646196365356">
                <text:p>4.64646196365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5918192863464">
                <text:p>4.0591819286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61140394210815">
                <text:p>3.61140394210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2509069442749">
                <text:p>3.250906944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97514081001282">
                <text:p>2.9751408100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83033990859985">
                <text:p>2.830339908599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